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ext-properties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Gruppe Testoverview Aufgaben mit Priorisierung</text:p>
          </table:table-cell>
          <table:table-cell table:number-columns-repeated="1638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2">
            <text:p>Wichtige Aufgaben: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Einheitliche Gui erstellen<text:s/>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tudentische Abgaben anzeigen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xercise Overview : Exercises zur DB hinzufügen<text:s/>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xercise Overview : Exercises abfragen und GUI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CSV Export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Ranking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Graphik einzelne Tests zu allen studenten</text:p>
          </table:table-cell>
          <table:table-cell table:number-columns-repeated="1638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2">
            <text:p>Aufgaben die auf jeden fall fertigzustellen sind: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XML Export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xercise Overview : Exercises deleten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xercise Overview : Exercises filtern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xercise Overview : Export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ilter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Teilaufgaben für EO und TO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Dokumentation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Graphik für Teilaufgaben</text:p>
          </table:table-cell>
          <table:table-cell table:number-columns-repeated="1638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2">
            <text:p>Aufgaben die weniger wichtiger sind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Tabel erstellen um performanz zu verbessern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Grahiken für die filter anpassen</text:p>
          </table:table-cell>
          <table:table-cell table:number-columns-repeated="16383"/>
        </table:table-row>
        <table:table-row table:number-rows-repeated="1048546" table:style-name="ro2">
          <table:table-cell table:number-columns-repeated="16384"/>
        </table:table-row>
      </table:table>
      <table:table table:name="Tabelle2" table:style-name="ta2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Tabelle3" table:style-name="ta2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inkel</meta:initial-creator>
    <dc:creator>Dinkel</dc:creator>
    <meta:creation-date>2016-11-04T11:02:14Z</meta:creation-date>
    <dc:date>2016-11-04T11:27:49Z</dc:date>
    <meta:editing-duration>PT0S</meta:editing-duration>
  </office:meta>
</office:document-meta>
</file>